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3e" officeooo:paragraph-rsid="00143e3e"/>
    </style:style>
    <style:style style:name="T1" style:family="text">
      <style:text-properties officeooo:rsid="0014f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! I'm YARA, your personal movie planner 🍿🎬</text:p>
      <text:p text:style-name="P1">Tell me your mood and I’ll find the perfect movie — and if you're up for it, I’ll suggest snacks, drinks, a theme, and even games.</text:p>
      <text:p text:style-name="P1">So… how are you feeling?</text:p>
      <text:p text:style-name="P1"/>
      <text:p text:style-name="P1">Since you're feeling [user mood], would you like a movie that reflects that or something to shift your mood? If so, what are you going for?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3:13:02.548507994</meta:creation-date>
    <dc:date>2025-05-22T14:20:59.144870527</dc:date>
    <meta:editing-duration>P1DT16H30M23S</meta:editing-duration>
    <meta:editing-cycles>1</meta:editing-cycles>
    <meta:document-statistic meta:table-count="0" meta:image-count="0" meta:object-count="0" meta:page-count="1" meta:paragraph-count="4" meta:word-count="64" meta:character-count="338" meta:non-whitespace-character-count="277"/>
    <meta:generator>LibreOffice/7.3.7.2$Linux_X86_64 LibreOffice_project/30$Build-2</meta:generator>
  </office:meta>
</office:document-meta>
</file>